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" svg:font-family="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2e52a2" officeooo:paragraph-rsid="00286172"/>
    </style:style>
    <style:style style:name="P2" style:family="paragraph" style:parent-style-name="Text_20_body">
      <style:text-properties officeooo:rsid="002edeb2" officeooo:paragraph-rsid="00286172"/>
    </style:style>
    <style:style style:name="P3" style:family="paragraph" style:parent-style-name="Text_20_body">
      <style:text-properties fo:font-variant="normal" fo:text-transform="none" fo:color="#222222" style:font-name="Helvetica" fo:font-size="10.5pt" fo:letter-spacing="normal" fo:font-style="normal" fo:font-weight="normal" officeooo:rsid="002edeb2" officeooo:paragraph-rsid="002edeb2"/>
    </style:style>
    <style:style style:name="P4" style:family="paragraph" style:parent-style-name="Text_20_body">
      <style:text-properties fo:font-variant="normal" fo:text-transform="none" fo:color="#222222" style:font-name="Helvetica" fo:font-size="10.5pt" fo:letter-spacing="normal" fo:font-style="normal" fo:font-weight="normal" officeooo:rsid="002edeb2" officeooo:paragraph-rsid="00286172"/>
    </style:style>
    <style:style style:name="P5" style:family="paragraph" style:parent-style-name="Text_20_body">
      <style:text-properties fo:font-variant="normal" fo:text-transform="none" fo:color="#222222" style:font-name="Helvetica" fo:font-size="10.5pt" fo:letter-spacing="normal" fo:font-style="normal" fo:font-weight="normal" officeooo:rsid="00324631" officeooo:paragraph-rsid="00324631"/>
    </style:style>
    <style:style style:name="T1" style:family="text">
      <style:text-properties fo:font-variant="normal" fo:text-transform="none" fo:color="#1155cc" style:font-name="Helvetica" fo:font-size="10.5pt" fo:letter-spacing="normal" fo:font-style="normal" fo:font-weight="normal"/>
    </style:style>
    <style:style style:name="T2" style:family="text">
      <style:text-properties fo:font-variant="normal" fo:text-transform="none" fo:color="#222222" style:font-name="Helvetica" fo:font-size="10.5pt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://vtapp.vinsol.com/tasks/184?user_id=99" office:target-frame-name="_blank" xlink:show="new"><text:span text:style-name="T1">Exercise 2:</text:span></text:a><text:span text:style-name="T2">Create a DB named "vtapp", create a db user named 'vtapp_user' and give him permissions to access vtappDB</text:span></text:p>
      <text:p text:style-name="P1"/>
      <text:p text:style-name="P3">mysql&gt; CREATE DATABASE vtapp; </text:p>
      <text:p text:style-name="P3">Query OK, 1 row affected (0.00 sec) </text:p>
      <text:p text:style-name="P3"/>
      <text:p text:style-name="P3">mysql&gt; SHOW DATABASES; </text:p>
      <text:p text:style-name="P3">+----------------------+ </text:p>
      <text:p text:style-name="P3">| Database <text:s text:c="12"/>| </text:p>
      <text:p text:style-name="P3">+----------------------+ </text:p>
      <text:p text:style-name="P3">| information_schema <text:s text:c="2"/>| </text:p>
      <text:p text:style-name="P3">| cookbook <text:s text:c="12"/>| </text:p>
      <text:p text:style-name="P3">| exercises <text:s text:c="11"/>| </text:p>
      <text:p text:style-name="P3">| multi_branch_library | </text:p>
      <text:p text:style-name="P3">| mysql <text:s text:c="15"/>| </text:p>
      <text:p text:style-name="P3">| performance_schema <text:s text:c="2"/>| </text:p>
      <text:p text:style-name="P3">| sandwitch <text:s text:c="11"/>| </text:p>
      <text:p text:style-name="P3">| us_states <text:s text:c="11"/>| </text:p>
      <text:p text:style-name="P3">| vtapp <text:s text:c="15"/>| </text:p>
      <text:p text:style-name="P3">+----------------------+ </text:p>
      <text:p text:style-name="P4">9 rows in set (0.00 sec) </text:p>
      <text:p text:style-name="P2"/>
      <text:p text:style-name="P2"/>
      <text:p text:style-name="P3">mysql&gt; CREATE USER 'vtapp_user'@'localhost' IDENTIFIED BY 'password'; </text:p>
      <text:p text:style-name="P3">Query OK, 0 rows affected (0.09 sec) </text:p>
      <text:p text:style-name="P3"/>
      <text:p text:style-name="P3">mysql&gt; GRANT ALL ON vtapp.* TO 'vtapp_user'@'localhost'; </text:p>
      <text:p text:style-name="P4">Query OK, 0 rows affected (0.05 sec)</text:p>
      <text:p text:style-name="P4"/>
      <text:p text:style-name="P4"/>
      <text:p text:style-name="P4"/>
      <text:p text:style-name="P4"/>
      <text:p text:style-name="P5"><text:soft-page-break/>daniel-tech@wilson-HP-250-G1-Notebook-PC:~$ mysql -h localhost -u vtapp_user -p</text:p>
      <text:p text:style-name="P5">Enter password: </text:p>
      <text:p text:style-name="P5">Welcome to the MySQL monitor. <text:s/>Commands end with ; or \g.</text:p>
      <text:p text:style-name="P5">Your MySQL connection id is 51</text:p>
      <text:p text:style-name="P5">Server version: 5.5.44-0ubuntu0.14.04.1 (Ubuntu)</text:p>
      <text:p text:style-name="P5"></text:p>
      <text:p text:style-name="P5">Copyright (c) 2000, 2015, Oracle and/or its affiliates. All rights reserved.</text:p>
      <text:p text:style-name="P5"></text:p>
      <text:p text:style-name="P5">Oracle is a registered trademark of Oracle Corporation and/or its</text:p>
      <text:p text:style-name="P5">affiliates. Other names may be trademarks of their respective</text:p>
      <text:p text:style-name="P5">owners.</text:p>
      <text:p text:style-name="P5"></text:p>
      <text:p text:style-name="P5">Type 'help;' or '\h' for help. Type '\c' to clear the current input statement.</text:p>
      <text:p text:style-name="P5"></text:p>
      <text:p text:style-name="P5">mysql&gt; USE cookbook</text:p>
      <text:p text:style-name="P5">ERROR 1044 (42000): Access denied for user 'vtapp_user'@'localhost' to database 'cookbook'</text:p>
      <text:p text:style-name="P5">mysql&gt; USE vtapp</text:p>
      <text:p text:style-name="P5">Database change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Helvetica" svg:font-family="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6T08:43:01.740583387</meta:creation-date>
    <dc:date>2015-09-27T01:33:04.611358081</dc:date>
    <meta:editing-duration>PT16H31M42S</meta:editing-duration>
    <meta:editing-cycles>16</meta:editing-cycles>
    <meta:generator>LibreOffice/4.2.8.2$Linux_X86_64 LibreOffice_project/420m0$Build-2</meta:generator>
    <meta:document-statistic meta:table-count="0" meta:image-count="0" meta:object-count="0" meta:page-count="2" meta:paragraph-count="40" meta:word-count="197" meta:character-count="1430" meta:non-whitespace-character-count="1142"/>
  </office:meta>
</office:document-meta>
</file>